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c2a" officeooo:paragraph-rsid="00010c2a"/>
    </style:style>
    <style:style style:name="T1" style:family="text">
      <style:text-properties officeooo:rsid="00018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file <text:span text:style-name="T1">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1-14T16:38:08.827000000</dc:date>
    <meta:editing-duration>PT11S</meta:editing-duration>
    <meta:editing-cycles>2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